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0c30b6" officeooo:paragraph-rsid="000c30b6"/>
    </style:style>
    <style:style style:name="P2" style:family="paragraph" style:parent-style-name="Title">
      <style:text-properties style:text-underline-style="solid" style:text-underline-width="auto" style:text-underline-color="font-color" officeooo:rsid="000c30b6" officeooo:paragraph-rsid="000c30b6"/>
    </style:style>
    <style:style style:name="P3" style:family="paragraph" style:parent-style-name="Title" style:list-style-name="L2"/>
    <style:style style:name="P4" style:family="paragraph" style:parent-style-name="Text_20_body" style:list-style-name="L1"/>
    <style:style style:name="P5" style:family="paragraph" style:parent-style-name="Text_20_body" style:list-style-name="L3"/>
    <style:style style:name="P6" style:family="paragraph" style:parent-style-name="Text_20_body" style:list-style-name="L5"/>
    <style:style style:name="P7" style:family="paragraph" style:parent-style-name="Text_20_body" style:list-style-name="L7"/>
    <style:style style:name="P8" style:family="paragraph" style:parent-style-name="Text_20_body" style:list-style-name="L9"/>
    <style:style style:name="P9" style:family="paragraph" style:parent-style-name="Text_20_body" style:list-style-name="L11"/>
    <style:style style:name="P10" style:family="paragraph" style:parent-style-name="Text_20_body" style:list-style-name="L13"/>
    <style:style style:name="P11" style:family="paragraph" style:parent-style-name="Text_20_body" style:list-style-name="L15"/>
    <style:style style:name="P12" style:family="paragraph" style:parent-style-name="Text_20_body" style:list-style-name="L14">
      <style:text-properties style:text-underline-style="solid" style:text-underline-width="auto" style:text-underline-color="font-color"/>
    </style:style>
    <style:style style:name="P13" style:family="paragraph" style:parent-style-name="Text_20_body" style:list-style-name="L12">
      <style:text-properties style:text-underline-style="solid" style:text-underline-width="auto" style:text-underline-color="font-color"/>
    </style:style>
    <style:style style:name="P14" style:family="paragraph" style:parent-style-name="Text_20_body" style:list-style-name="L10">
      <style:text-properties style:text-underline-style="solid" style:text-underline-width="auto" style:text-underline-color="font-color"/>
    </style:style>
    <style:style style:name="P15" style:family="paragraph" style:parent-style-name="Text_20_body" style:list-style-name="L8">
      <style:text-properties style:text-underline-style="solid" style:text-underline-width="auto" style:text-underline-color="font-color"/>
    </style:style>
    <style:style style:name="P16" style:family="paragraph" style:parent-style-name="Text_20_body" style:list-style-name="L6">
      <style:text-properties style:text-underline-style="solid" style:text-underline-width="auto" style:text-underline-color="font-color"/>
    </style:style>
    <style:style style:name="P17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rsid="000c30b6" officeooo:paragraph-rsid="000c30b6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rsid="000d200a" officeooo:paragraph-rsid="000d200a"/>
    </style:style>
    <style:style style:name="P21" style:family="paragraph" style:parent-style-name="Text_20_body" style:list-style-name="L3">
      <style:paragraph-properties fo:margin-top="0cm" fo:margin-bottom="0cm" loext:contextual-spacing="false"/>
    </style:style>
    <style:style style:name="P22" style:family="paragraph" style:parent-style-name="Text_20_body" style:list-style-name="L5">
      <style:paragraph-properties fo:margin-top="0cm" fo:margin-bottom="0cm" loext:contextual-spacing="false"/>
    </style:style>
    <style:style style:name="P23" style:family="paragraph" style:parent-style-name="Text_20_body" style:list-style-name="L7">
      <style:paragraph-properties fo:margin-top="0cm" fo:margin-bottom="0cm" loext:contextual-spacing="false"/>
    </style:style>
    <style:style style:name="P24" style:family="paragraph" style:parent-style-name="Text_20_body" style:list-style-name="L9">
      <style:paragraph-properties fo:margin-top="0cm" fo:margin-bottom="0cm" loext:contextual-spacing="false"/>
    </style:style>
    <style:style style:name="P25" style:family="paragraph" style:parent-style-name="Text_20_body" style:list-style-name="L11">
      <style:paragraph-properties fo:margin-top="0cm" fo:margin-bottom="0cm" loext:contextual-spacing="false"/>
    </style:style>
    <style:style style:name="P26" style:family="paragraph" style:parent-style-name="Text_20_body" style:list-style-name="L13">
      <style:paragraph-properties fo:margin-top="0cm" fo:margin-bottom="0cm" loext:contextual-spacing="false"/>
    </style:style>
    <style:style style:name="P27" style:family="paragraph" style:parent-style-name="Text_20_body" style:list-style-name="L15">
      <style:paragraph-properties fo:margin-top="0cm" fo:margin-bottom="0cm" loext:contextual-spacing="false"/>
    </style:style>
    <style:style style:name="T1" style:family="text">
      <style:text-properties officeooo:rsid="000c30b6"/>
    </style:style>
    <style:style style:name="T2" style:family="text">
      <style:text-properties officeooo:rsid="000ca26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v project requirements</text:p>
      <text:p text:style-name="P1"><text:s text:c="7"/>1.Power Supply:</text:p>
      <text:list xml:id="list1633875924" text:style-name="L1">
        <text:list-item>
          <text:list>
            <text:list-item>
              <text:p text:style-name="P18">Battery: <text:span text:style-name="T1">Li-po 12V 2000mAh</text:span></text:p>
            </text:list-item>
            <text:list-item>
              <text:p text:style-name="P18">Voltage Regulators: <text:span text:style-name="T1">LM 78XX series</text:span></text:p>
            </text:list-item>
          </text:list>
        </text:list-item>
        <text:list-item>
          <text:p text:style-name="P4">Microcontroller or Processor:</text:p>
          <text:list>
            <text:list-item>
              <text:p text:style-name="P18">Arduino <text:span text:style-name="T1">Mega 2650 /</text:span> Raspberry Pi <text:span text:style-name="T1">3/4</text:span> </text:p>
            </text:list-item>
            <text:list-item>
              <text:p text:style-name="P19">Servo motors-(optional) MG90S</text:p>
            </text:list-item>
          </text:list>
        </text:list-item>
        <text:list-item>
          <text:p text:style-name="P4">Sensors:</text:p>
          <text:list>
            <text:list-item>
              <text:p text:style-name="P18">Depth Sensor: <text:span text:style-name="T1">Negative z axis of the ypr from IMU Or MS5837-30BA</text:span></text:p>
            </text:list-item>
            <text:list-item>
              <text:p text:style-name="P18">IMU (Inertial Measurement Unit): Combine accelerometers, gyroscopes, and magnetometers to measure the AUV's orientation, acceleration, and angular velocity.</text:p>
              <text:p text:style-name="P18"><text:s/><text:span text:style-name="T1">MPU 9050</text:span></text:p>
            </text:list-item>
            <text:list-item>
              <text:p text:style-name="P18">Sonar:<text:span text:style-name="T1">optional</text:span>.</text:p>
            </text:list-item>
            <text:list-item>
              <text:p text:style-name="P18">GPS: I<text:span text:style-name="T1">NEO-6M </text:span>GPS module for surface positioning and navigation.</text:p>
            </text:list-item>
            <text:list-item>
              <text:p text:style-name="P19">ph sensor -<text:span text:style-name="T2">SEN 01XX</text:span></text:p>
            </text:list-item>
          </text:list>
        </text:list-item>
        <text:list-item>
          <text:p text:style-name="P4">Communication:</text:p>
          <text:list>
            <text:list-item>
              <text:p text:style-name="P18">Wireless Communication: Use a communication module (e.g., Wi-Fi, Bluetooth, or RF) for remote control, data transfer, or telemetry.</text:p>
            </text:list-item>
            <text:list-item>
              <text:p text:style-name="P18">Ethernet: connectivity for onboard systems and data transfer.</text:p>
            </text:list-item>
          </text:list>
        </text:list-item>
        <text:list-item>
          <text:p text:style-name="P4">Motor Control:</text:p>
          <text:list>
            <text:list-item>
              <text:p text:style-name="P18">Motor Drivers: <text:span text:style-name="T1">L293D </text:span></text:p>
            </text:list-item>
            <text:list-item>
              <text:p text:style-name="P18">Thrusters: <text:span text:style-name="T1">T200 with 7cm dia/ bilge pumps/ waterproofed BLDC motors with propellors</text:span></text:p>
            </text:list-item>
          </text:list>
        </text:list-item>
        <text:list-item>
          <text:p text:style-name="P4">Data Storage and Logging:</text:p>
          <text:list>
            <text:list-item>
              <text:p text:style-name="P18">SD Card Module: Incorporate an SD card module to log sensor data and store mission-specific information.</text:p>
            </text:list-item>
          </text:list>
        </text:list-item>
        <text:list-item>
          <text:p text:style-name="P4">Actuators:</text:p>
          <text:list>
            <text:list-item>
              <text:p text:style-name="P18">Additional Actuators: Depending on the AUV's design, include actuators such as servos or solenoids for specific tasks (e.g., payload deployment, sample collection, or camera movement).</text:p>
            </text:list-item>
            <text:list-item>
              <text:p text:style-name="P20">Camera : SV 16-HR</text:p>
            </text:list-item>
          </text:list>
        </text:list-item>
        <text:list-item>
          <text:p text:style-name="P4">User Interface:</text:p>
          <text:list>
            <text:list-item>
              <text:p text:style-name="P18">LEDs/Displays: </text:p>
            </text:list-item>
            <text:list-item>
              <text:p text:style-name="P4">Buttons/Switches: 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list xml:id="list3794760548" text:style-name="L2">
        <text:list-header>
          <text:p text:style-name="P3"><text:soft-page-break/><text:s/>Specifications</text:p>
        </text:list-header>
      </text:list>
      <text:list xml:id="list1766955897" text:style-name="L3">
        <text:list-item>
          <text:p text:style-name="P21">Determine the specific requirements and functionalities of the AUV's motherboard, such as the number and types of sensors, communication interfaces, power management, and motor control.</text:p>
        </text:list-item>
        <text:list-item>
          <text:p text:style-name="P5">Define the form factor and size constraints of the motherboard based on the AUV's physical design.</text:p>
        </text:list-item>
      </text:list>
      <text:list xml:id="list2375449629" text:style-name="L4">
        <text:list-header>
          <text:p text:style-name="P17">Schematic Design:</text:p>
        </text:list-header>
      </text:list>
      <text:list xml:id="list3632543280" text:style-name="L5">
        <text:list-item>
          <text:p text:style-name="P22">Create a schematic diagram using Electronic Design Automation (EDA) software, such as Altium Designer or Eagle.</text:p>
        </text:list-item>
        <text:list-item>
          <text:p text:style-name="P22">Design the circuitry and connectivity for all components, including microcontrollers, sensors, communication modules, power regulators, and motor drivers.</text:p>
        </text:list-item>
        <text:list-item>
          <text:p text:style-name="P6">Ensure proper signal integrity, noise reduction, and adherence to design guidelines.</text:p>
        </text:list-item>
      </text:list>
      <text:list xml:id="list277581781" text:style-name="L6">
        <text:list-header>
          <text:p text:style-name="P16">PCB Layout:</text:p>
        </text:list-header>
      </text:list>
      <text:list xml:id="list1895341945" text:style-name="L7">
        <text:list-item>
          <text:p text:style-name="P23">Transfer the schematic design to the PCB layout software.</text:p>
        </text:list-item>
        <text:list-item>
          <text:p text:style-name="P23">Arrange and place the components on the PCB, considering factors like signal routing, power distribution, and thermal management.</text:p>
        </text:list-item>
        <text:list-item>
          <text:p text:style-name="P23">Route the traces to establish connections between components, considering signal integrity, noise minimization, and clearance constraints.</text:p>
        </text:list-item>
        <text:list-item>
          <text:p text:style-name="P7">Incorporate necessary ground and power planes for proper grounding and power distribution.</text:p>
        </text:list-item>
      </text:list>
      <text:list xml:id="list3705731013" text:style-name="L8">
        <text:list-header>
          <text:p text:style-name="P15">Prototype and Testing:</text:p>
        </text:list-header>
      </text:list>
      <text:list xml:id="list2225211533" text:style-name="L9">
        <text:list-item>
          <text:p text:style-name="P24">Use the PCB layout files to create a prototype board.</text:p>
        </text:list-item>
        <text:list-item>
          <text:p text:style-name="P24">Order the PCB fabrication and assembly from a reliable manufacturer or assemble the board manually if feasible.</text:p>
        </text:list-item>
        <text:list-item>
          <text:p text:style-name="P24">Carefully solder the components onto the PCB.</text:p>
        </text:list-item>
        <text:list-item>
          <text:p text:style-name="P8">Perform thorough testing of the motherboard, including functional tests, signal integrity tests, and power consumption measurements.</text:p>
        </text:list-item>
      </text:list>
      <text:list xml:id="list3252161535" text:style-name="L10">
        <text:list-header>
          <text:p text:style-name="P14">Manufacturing and Production:</text:p>
        </text:list-header>
      </text:list>
      <text:list xml:id="list456915014" text:style-name="L11">
        <text:list-item>
          <text:p text:style-name="P25">Once the prototype board is successfully tested, you can proceed with manufacturing the final version of the motherboard in larger quantities.</text:p>
        </text:list-item>
        <text:list-item>
          <text:p text:style-name="P25">Submit the finalized PCB layout files to a reputable PCB manufacturer.</text:p>
        </text:list-item>
        <text:list-item>
          <text:p text:style-name="P9">Coordinate with the manufacturer to ensure the manufacturing process meets your specifications, including the choice of materials, surface finish, and solder mask.</text:p>
        </text:list-item>
      </text:list>
      <text:list xml:id="list527505187" text:style-name="L12">
        <text:list-header>
          <text:p text:style-name="P13">Assembly and Integration:</text:p>
        </text:list-header>
      </text:list>
      <text:list xml:id="list1117002166" text:style-name="L13">
        <text:list-item>
          <text:p text:style-name="P26">Assemble the manufactured PCBs with other components, such as connectors, headers, and mounting hardware.</text:p>
        </text:list-item>
        <text:list-item>
          <text:p text:style-name="P26">Ensure proper alignment, soldering, and secure mounting of all components.</text:p>
        </text:list-item>
        <text:list-item>
          <text:p text:style-name="P10">Connect the motherboard to other AUV subsystems, such as power distribution, communication systems, and motor control modules.</text:p>
        </text:list-item>
      </text:list>
      <text:list xml:id="list587375391" text:style-name="L14">
        <text:list-header>
          <text:p text:style-name="P12"><text:soft-page-break/>Testing and Debugging:</text:p>
        </text:list-header>
      </text:list>
      <text:list xml:id="list4155533761" text:style-name="L15">
        <text:list-item>
          <text:p text:style-name="P27">Perform rigorous testing of the fully assembled motherboard to validate its functionality, performance, and reliability.</text:p>
        </text:list-item>
        <text:list-item>
          <text:p text:style-name="P11">Debug any issues or errors that may arise during testing and make necessary adjustments or modifications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4T11:00:29.998648416</meta:creation-date>
    <meta:editing-duration>PT3M7S</meta:editing-duration>
    <meta:editing-cycles>6</meta:editing-cycles>
    <meta:generator>LibreOffice/6.4.7.2$Linux_X86_64 LibreOffice_project/40$Build-2</meta:generator>
    <dc:date>2023-06-30T11:47:08.411615157</dc:date>
    <meta:document-statistic meta:table-count="0" meta:image-count="0" meta:object-count="0" meta:page-count="3" meta:paragraph-count="56" meta:word-count="560" meta:character-count="3740" meta:non-whitespace-character-count="3277"/>
  </office:meta>
</office:document-meta>
</file>